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8.20208333333333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6.48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plex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62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1">
            <text:p>126,56</text:p>
          </table:table-cell>
          <table:table-cell table:number-columns-repeated="16382"/>
        </table:table-row>
        <table:table-row table:number-rows-repeated="9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2">
            <text:p>1,27E+02</text:p>
          </table:table-cell>
          <table:table-cell table:number-columns-repeated="16382"/>
        </table:table-row>
        <table:table-row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2">
            <text:p>1,27E+02</text:p>
          </table:table-cell>
          <table:table-cell table:style-name="ce1">
            <draw:frame draw:z-index="1" draw:id="id0" draw:style-name="a0" draw:name="Chart 1" svg:x="0.46875in" svg:y="0.13542in" svg:width="8.28869in" svg:height="6.3906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8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2">
            <text:p>1,27E+02</text:p>
          </table:table-cell>
          <table:table-cell table:number-columns-repeated="16382"/>
        </table:table-row>
        <table:table-row table:number-rows-repeated="190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1">
            <text:p>126,56</text:p>
          </table:table-cell>
          <table:table-cell table:number-columns-repeated="16382"/>
        </table:table-row>
        <table:table-row table:number-rows-repeated="86" table:style-name="ro1">
          <table:table-cell office:value-type="float" office:value="204.7" table:style-name="ce1">
            <text:p>204,7</text:p>
          </table:table-cell>
          <table:table-cell office:value-type="float" office:value="85.6" table:style-name="ce1">
            <text:p>85,6</text:p>
          </table:table-cell>
          <table:table-cell table:number-columns-repeated="16382"/>
        </table:table-row>
        <table:table-row table:number-rows-repeated="27" table:style-name="ro1">
          <table:table-cell office:value-type="float" office:value="234.2" table:style-name="ce1">
            <text:p>234,2</text:p>
          </table:table-cell>
          <table:table-cell office:value-type="float" office:value="36.799999999999997" table:style-name="ce1">
            <text:p>36,8</text:p>
          </table:table-cell>
          <table:table-cell table:number-columns-repeated="16382"/>
        </table:table-row>
        <table:table-row table:number-rows-repeated="97" table:style-name="ro1">
          <table:table-cell office:value-type="float" office:value="254" table:style-name="ce1">
            <text:p>254</text:p>
          </table:table-cell>
          <table:table-cell office:value-type="float" office:value="7.5199999999999898" table:style-name="ce1">
            <text:p>7,52</text:p>
          </table:table-cell>
          <table:table-cell table:number-columns-repeated="16382"/>
        </table:table-row>
        <table:table-row table:number-rows-repeated="120" table:style-name="ro1">
          <table:table-cell office:value-type="float" office:value="259.72307692307601" table:style-name="ce1">
            <text:p>259,7230769</text:p>
          </table:table-cell>
          <table:table-cell office:value-type="float" office:value="1.79692307692307" table:style-name="ce1">
            <text:p>1,796923077</text:p>
          </table:table-cell>
          <table:table-cell table:number-columns-repeated="16382"/>
        </table:table-row>
        <table:table-row table:style-name="ro1">
          <table:table-cell office:value-type="float" office:value="262.655555555555" table:style-name="ce2">
            <text:p>2,63E+02</text:p>
          </table:table-cell>
          <table:table-cell office:value-type="float" office:value="1.82520665248375E-15" table:style-name="ce2">
            <text:p>1,83E-15</text:p>
          </table:table-cell>
          <table:table-cell table:number-columns-repeated="16382"/>
        </table:table-row>
        <table:table-row table:number-rows-repeated="144" table:style-name="ro1">
          <table:table-cell office:value-type="float" office:value="262.655555555555" table:style-name="ce2">
            <text:p>2,63E+02</text:p>
          </table:table-cell>
          <table:table-cell office:value-type="float" office:value="1.19904086659516E-16" table:style-name="ce2">
            <text:p>1,20E-16</text:p>
          </table:table-cell>
          <table:table-cell table:number-columns-repeated="16382"/>
        </table:table-row>
        <table:table-row table:number-rows-repeated="235" table:style-name="ro1">
          <table:table-cell office:value-type="float" office:value="262.655555555555" table:style-name="ce2">
            <text:p>2,63E+02</text:p>
          </table:table-cell>
          <table:table-cell office:value-type="float" office:value="-2.8421709430403998E-16" table:style-name="ce2">
            <text:p>-2,84E-16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  <table:table table:name="minos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number-rows-repeated="62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1">
            <text:p>126,56</text:p>
          </table:table-cell>
          <table:table-cell table:number-columns-repeated="16382"/>
        </table:table-row>
        <table:table-row table:number-rows-repeated="20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2">
            <text:p>1,27E+02</text:p>
          </table:table-cell>
          <table:table-cell table:number-columns-repeated="16382"/>
        </table:table-row>
        <table:table-row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2">
            <text:p>1,27E+02</text:p>
          </table:table-cell>
          <table:table-cell/>
          <table:table-cell table:style-name="ce1">
            <draw:frame draw:z-index="1" draw:id="id1" draw:style-name="a1" draw:name="Chart 1" svg:x="0.64583in" svg:y="0.17708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7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2">
            <text:p>1,27E+02</text:p>
          </table:table-cell>
          <table:table-cell table:number-columns-repeated="16382"/>
        </table:table-row>
        <table:table-row table:number-rows-repeated="190" table:style-name="ro1">
          <table:table-cell office:value-type="float" office:value="187.89999999999901" table:style-name="ce1">
            <text:p>187,9</text:p>
          </table:table-cell>
          <table:table-cell office:value-type="float" office:value="126.55999999999899" table:style-name="ce1">
            <text:p>126,56</text:p>
          </table:table-cell>
          <table:table-cell table:number-columns-repeated="16382"/>
        </table:table-row>
        <table:table-row table:number-rows-repeated="86" table:style-name="ro1">
          <table:table-cell office:value-type="float" office:value="204.7" table:style-name="ce1">
            <text:p>204,7</text:p>
          </table:table-cell>
          <table:table-cell office:value-type="float" office:value="85.599999999999895" table:style-name="ce1">
            <text:p>85,6</text:p>
          </table:table-cell>
          <table:table-cell table:number-columns-repeated="16382"/>
        </table:table-row>
        <table:table-row table:number-rows-repeated="27" table:style-name="ro1">
          <table:table-cell office:value-type="float" office:value="234.19999999999899" table:style-name="ce1">
            <text:p>234,2</text:p>
          </table:table-cell>
          <table:table-cell office:value-type="float" office:value="36.799999999999997" table:style-name="ce1">
            <text:p>36,8</text:p>
          </table:table-cell>
          <table:table-cell table:number-columns-repeated="16382"/>
        </table:table-row>
        <table:table-row table:number-rows-repeated="4" table:style-name="ro1">
          <table:table-cell office:value-type="float" office:value="253.99999999999901" table:style-name="ce1">
            <text:p>254</text:p>
          </table:table-cell>
          <table:table-cell office:value-type="float" office:value="7.5199999999999703" table:style-name="ce1">
            <text:p>7,52</text:p>
          </table:table-cell>
          <table:table-cell table:number-columns-repeated="16382"/>
        </table:table-row>
        <table:table-row table:number-rows-repeated="93" table:style-name="ro1">
          <table:table-cell office:value-type="float" office:value="254" table:style-name="ce1">
            <text:p>254</text:p>
          </table:table-cell>
          <table:table-cell office:value-type="float" office:value="7.52" table:style-name="ce1">
            <text:p>7,52</text:p>
          </table:table-cell>
          <table:table-cell table:number-columns-repeated="16382"/>
        </table:table-row>
        <table:table-row table:number-rows-repeated="120" table:style-name="ro1">
          <table:table-cell office:value-type="float" office:value="259.72307692307601" table:style-name="ce1">
            <text:p>259,7230769</text:p>
          </table:table-cell>
          <table:table-cell office:value-type="float" office:value="1.79692307692307" table:style-name="ce1">
            <text:p>1,796923077</text:p>
          </table:table-cell>
          <table:table-cell table:number-columns-repeated="16382"/>
        </table:table-row>
        <table:table-row table:number-rows-repeated="145" table:style-name="ro1">
          <table:table-cell office:value-type="float" office:value="262.655555555555" table:style-name="ce1">
            <text:p>262,6555556</text:p>
          </table:table-cell>
          <table:table-cell office:value-type="float" office:value="-6.9468016195395802E-15" table:style-name="ce2">
            <text:p>-6,95E-15</text:p>
          </table:table-cell>
          <table:table-cell table:number-columns-repeated="16382"/>
        </table:table-row>
        <table:table-row table:number-rows-repeated="235" table:style-name="ro1">
          <table:table-cell office:value-type="float" office:value="262.655555555555" table:style-name="ce1">
            <text:p>262,6555556</text:p>
          </table:table-cell>
          <table:table-cell office:value-type="float" office:value="1.0514413897672699E-16" table:style-name="ce2">
            <text:p>1,05E-16</text:p>
          </table:table-cell>
          <table:table-cell table:number-columns-repeated="16382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mil Szmit</meta:initial-creator>
    <dc:creator>Kamil Szmit</dc:creator>
    <meta:creation-date>2013-05-15T22:44:37Z</meta:creation-date>
    <dc:date>2013-05-16T10:48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0.1249606299212pt" svg:width="596.785748031496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plex.$B$1:.$B$1000" chart:class="chart:scatter" chart:attached-axis="primary-y" chart:style-name="G0S0">
            <chart:domain table:cell-range-address="cplex.$A$1:.$A$1000"/>
            <chart:data-point chart:repeated="10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minos.$B$1:.$B$1000" chart:class="chart:scatter" chart:attached-axis="primary-y" chart:style-name="G0S0">
            <chart:domain table:cell-range-address="minos.$A$1:.$A$1000"/>
            <chart:data-point chart:repeated="10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